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AndViewContainerTests.ge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AndViewContainerTests.ignoreDefaul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AndViewContainerTests.ignoreDefaultModelAndWithoutRedir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elAndViewContainerTests.redirectScenarioWithoutRedir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AndViewContainerTests.redirectScenarioWithRedir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delAndViewContain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